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D8000000F4E47961D4.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2C20000005BF0164327.png" manifest:media-type="image/png"/>
  <manifest:file-entry manifest:full-path="Pictures/1000000100000206000000C25FD4BFD7.png" manifest:media-type="image/png"/>
  <manifest:file-entry manifest:full-path="Pictures/10000001000002B900000131281861AD.png" manifest:media-type="image/png"/>
  <manifest:file-entry manifest:full-path="Pictures/10000001000002C3000002C3960E53EC.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style:style>
    <style:style style:name="gr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gradient" draw:fill-gradient-name="Gradient_20_1"/>
      <style:paragraph-properties fo:text-align="start" style:font-independent-line-spacing="true"/>
      <style:text-properties fo:font-size="60pt"/>
    </style:style>
    <style:style style:name="P11"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19"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ocker" draw:style-name="dp1" draw:master-page-name="Title_20_Slide" presentation:presentation-page-layout-name="AL1T0">
        <draw:frame draw:name="Title 1" presentation:style-name="pr1" draw:text-style-name="P2" draw:layer="layout" svg:width="2.087cm" svg:height="0.719cm" svg:x="0cm" svg:y="-0.918cm" presentation:class="title" presentation:user-transformed="true">
          <draw:text-box>
            <text:p text:style-name="P1"><text:span text:style-name="T1">1. docker</text:span></text:p>
          </draw:text-box>
        </draw:frame>
        <draw:g draw:name="Group 15"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name="Group 2"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name="Rectangle: Rounded Corners 12" draw:style-name="gr7" draw:text-style-name="P9" draw:layer="layout" svg:width="0.697cm" svg:height="2.597cm" svg:x="3.954cm" svg:y="10.9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name="Title 1" presentation:style-name="pr3" draw:text-style-name="P10" draw:layer="layout" svg:width="3.102cm" svg:height="1.026cm" svg:x="0.403cm" svg:y="0.344cm" presentation:class="title" presentation:user-transformed="true">
          <draw:text-box>
            <text:p text:style-name="P1"><text:span text:style-name="T4">1.1 index</text:span></text:p>
          </draw:text-box>
        </draw:frame>
        <draw:custom-shape draw:name="Rectangle 4" draw:style-name="gr8" draw:text-style-name="P11" draw:layer="layout" svg:width="0.576cm" svg:height="16.799cm" svg:x="0.403cm" svg:y="1.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1">
          <draw:frame draw:name="Picture 5" draw:style-name="gr4" draw:text-style-name="P5" draw:layer="layout" svg:width="1.376cm" svg:height="0.733cm" svg:x="0.693cm" svg:y="8.94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2.061cm" svg:height="0.759cm" svg:x="2.069cm" svg:y="8.894cm">
            <text:p text:style-name="P6"><text:span text:style-name="T3"><text:a xlink:href="../_reference/compose.pptx" xlink:type="simple">compo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rrow: Right 5" draw:style-name="gr10" draw:text-style-name="P12" draw:layer="layout" svg:width="3.14cm" svg:height="0.764cm" svg:x="0.691cm" svg:y="11cm">
          <text:p text:style-name="P6"><text:span text:style-name="T5">exampl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name="Group 2" draw:style-name="gr1">
          <draw:frame draw:name="Picture 8" draw:style-name="gr4" draw:text-style-name="P5" draw:layer="layout" svg:width="1.376cm" svg:height="0.733cm" svg:x="4.427cm" svg:y="11.013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298cm" svg:height="0.759cm" svg:x="5.803cm" svg:y="10.961cm">
            <text:p text:style-name="P6"><text:span text:style-name="T3"><text:a xlink:href="../_reference/local.pptx" xlink:type="simple">lo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draw:style-name="gr1">
          <draw:frame draw:name="Picture 16" draw:style-name="gr4" draw:text-style-name="P5" draw:layer="layout" svg:width="1.376cm" svg:height="0.733cm" svg:x="4.416cm" svg:y="12.4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1.166cm" svg:height="0.759cm" svg:x="5.792cm" svg:y="12.412cm">
            <text:p text:style-name="P6"><text:span text:style-name="T3"><text:a xlink:href="../_reference/aws.pptx" xlink:type="simple">aw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style-name="gr1">
          <draw:frame draw:name="Picture 9" draw:style-name="gr4" draw:text-style-name="P5" draw:layer="layout" svg:width="1.376cm" svg:height="0.733cm" svg:x="1.378cm" svg:y="6.291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1.335cm" svg:height="0.759cm" svg:x="2.754cm" svg:y="6.239cm">
            <text:p text:style-name="P6"><text:span text:style-name="T3"><text:a xlink:href="../_reference/commands/push.pptx" xlink:type="simple">pus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style-name="gr1">
          <draw:frame draw:name="Picture 21" draw:style-name="gr4" draw:text-style-name="P5" draw:layer="layout" svg:width="1.376cm" svg:height="0.733cm" svg:x="0.693cm" svg:y="2.178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1.641cm" svg:height="0.759cm" svg:x="2.069cm" svg:y="2.126cm">
            <text:p text:style-name="P6"><text:span text:style-name="T3"><text:a xlink:href="../_reference/theory.pptx" xlink:type="simple">the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style-name="gr1">
          <draw:frame draw:name="Picture 24" draw:style-name="gr4" draw:text-style-name="P5" draw:layer="layout" svg:width="1.376cm" svg:height="0.733cm" svg:x="0.693cm" svg:y="4.914cm">
            <draw:image xlink:href="Pictures/100000010000007700000040DC1DA863.png" xlink:type="simple" xlink:show="embed" xlink:actuate="onLoad" draw:mime-type="image/png">
              <text:p/>
            </draw:image>
            <svg:desc>Icon

Description automatically generated</svg:desc>
          </draw:frame>
          <draw:custom-shape draw:name="Retângulo 5" draw:style-name="gr15" draw:text-style-name="P7" draw:layer="layout" svg:width="2.39cm" svg:height="0.759cm" svg:x="2.069cm" svg:y="4.862cm">
            <text:p text:style-name="P6"><text:span text:style-name="T3"><text:a xlink:href="../_reference/commands.pptx" xlink:type="simple">command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style-name="gr1">
          <draw:frame draw:name="Picture 27" draw:style-name="gr4" draw:text-style-name="P5" draw:layer="layout" svg:width="1.376cm" svg:height="0.733cm" svg:x="0.693cm" svg:y="7.668cm">
            <draw:image xlink:href="Pictures/100000010000007700000040DC1DA863.png" xlink:type="simple" xlink:show="embed" xlink:actuate="onLoad" draw:mime-type="image/png">
              <text:p/>
            </draw:image>
            <svg:desc>Icon

Description automatically generated</svg:desc>
          </draw:frame>
          <draw:custom-shape draw:name="Retângulo 5" draw:style-name="gr16" draw:text-style-name="P7" draw:layer="layout" svg:width="2.001cm" svg:height="0.759cm" svg:x="2.069cm" svg:y="7.616cm">
            <text:p text:style-name="P6"><text:span text:style-name="T3"><text:a xlink:href="../_reference/internals.pptx" xlink:type="simple">interna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style-name="gr1">
          <draw:frame draw:name="Picture 30" draw:style-name="gr4" draw:text-style-name="P5" draw:layer="layout" svg:width="1.376cm" svg:height="0.733cm" svg:x="1.378cm" svg:y="3.538cm">
            <draw:image xlink:href="Pictures/100000010000007700000040DC1DA863.png" xlink:type="simple" xlink:show="embed" xlink:actuate="onLoad" draw:mime-type="image/png">
              <text:p/>
            </draw:image>
            <svg:desc>Icon

Description automatically generated</svg:desc>
          </draw:frame>
          <draw:custom-shape draw:name="Retângulo 5" draw:style-name="gr17" draw:text-style-name="P7" draw:layer="layout" svg:width="2.072cm" svg:height="0.759cm" svg:x="2.641cm" svg:y="3.503cm">
            <text:p text:style-name="P6"><text:span text:style-name="T3"><text:a xlink:href="../theory/overview.pptx"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 draw:style-name="gr1">
          <draw:custom-shape draw:name="Retângulo 1" draw:style-name="gr18" draw:text-style-name="P7" draw:layer="layout" svg:width="4.534cm" svg:height="0.759cm" svg:x="1.054cm" svg:y="14.741cm">
            <text:p text:style-name="P6"><text:span text:style-name="T3"><text:a xlink:href="file:///C:/Windows/System32/drivers/etc/hosts" xlink:type="simple">configuration file: ho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5" draw:layer="layout" svg:width="0.768cm" svg:height="0.768cm" svg:x="0.5cm" svg:y="14.70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draw:name="Title 1" presentation:style-name="pr1" draw:text-style-name="P2" draw:layer="layout" svg:width="1.79cm" svg:height="0.719cm" svg:x="0cm" svg:y="-0.914cm" presentation:class="title" presentation:user-transformed="true">
          <draw:text-box>
            <text:p text:style-name="P1"><text:span text:style-name="T1">2. what</text:span></text:p>
          </draw:text-box>
        </draw:frame>
        <draw:custom-shape draw:name="Rectangle 4"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9" draw:text-style-name="P5" draw:layer="layout" svg:width="18.681cm" svg:height="2.407cm" svg:x="4.402cm" svg:y="1.131cm">
          <draw:image xlink:href="Pictures/10000001000002C20000005BF0164327.png" xlink:type="simple" xlink:show="embed" xlink:actuate="onLoad" draw:mime-type="image/png">
            <text:p/>
          </draw:image>
        </draw:frame>
        <draw:frame draw:name="Picture 8" draw:style-name="gr19" draw:text-style-name="P5" draw:layer="layout" svg:width="19.263cm" svg:height="6.456cm" svg:x="4.402cm" svg:y="4.258cm">
          <draw:image xlink:href="Pictures/10000001000002D8000000F4E47961D4.png" xlink:type="simple" xlink:show="embed" xlink:actuate="onLoad" draw:mime-type="image/png">
            <text:p/>
          </draw:image>
        </draw:frame>
        <draw:frame draw:name="Picture 18" draw:style-name="gr19" draw:text-style-name="P5" draw:layer="layout" svg:width="13.706cm" svg:height="5.133cm" svg:x="4.402cm" svg:y="11.434cm">
          <draw:image xlink:href="Pictures/1000000100000206000000C25FD4BFD7.png" xlink:type="simple" xlink:show="embed" xlink:actuate="onLoad" draw:mime-type="image/png">
            <text:p/>
          </draw:image>
        </draw:frame>
        <draw:custom-shape draw:name="Arrow: Right 5" draw:style-name="gr20" draw:text-style-name="P12" draw:layer="layout" svg:width="3.602cm" svg:height="0.764cm" svg:x="0.755cm" svg:y="2.094cm">
          <text:p text:style-name="P6"><text:span text:style-name="T5">descrip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3. tests" draw:style-name="dp1" draw:master-page-name="Title_20_Slide" presentation:presentation-page-layout-name="AL1T0">
        <draw:frame draw:name="Title 1" presentation:style-name="pr1" draw:text-style-name="P2" draw:layer="layout" svg:width="1.79cm" svg:height="0.719cm" svg:x="0cm" svg:y="-0.914cm" presentation:class="title" presentation:user-transformed="true">
          <draw:text-box>
            <text:p text:style-name="P1"><text:span text:style-name="T1">3. tests</text:span></text:p>
          </draw:text-box>
        </draw:frame>
        <draw:custom-shape draw:name="Rectangle 4" draw:style-name="gr8" draw:text-style-name="P11"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style-name="gr1">
          <draw:custom-shape draw:name="Retângulo 5" draw:style-name="gr21" draw:text-style-name="P7" draw:layer="layout" svg:width="2.317cm" svg:height="0.759cm" svg:x="1.31cm" svg:y="1.448cm">
            <text:p text:style-name="P6"><text:span text:style-name="T3"><text:a xlink:href="https://playwright.dev/docs/ci#docker" xlink:type="simple">playwrigh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5" draw:layer="layout" svg:width="0.768cm" svg:height="0.768cm" svg:x="0.756cm" svg:y="1.413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name="Rectangle 24" draw:style-name="gr22" draw:text-style-name="P11"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5" draw:style-name="gr23" draw:text-style-name="P12" draw:layer="layout" svg:width="3.929cm" svg:height="0.764cm" svg:x="0.755cm" svg:y="2.094cm">
          <text:p text:style-name="P6"><text:span text:style-name="T5">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name="Title 1" presentation:style-name="pr4" draw:text-style-name="P13" draw:layer="layout" svg:width="3.755cm" svg:height="1.026cm" svg:x="0.449cm" svg:y="0.514cm" presentation:class="title" presentation:user-transformed="true">
          <draw:text-box>
            <text:p text:style-name="P1"><text:span text:style-name="T6">Z. </text:span><text:span text:style-name="T7">template</text:span></text:p>
          </draw:text-box>
        </draw:frame>
        <draw:custom-shape draw:name="Rectangle: Rounded Corners 35" draw:style-name="gr24" draw:text-style-name="P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name="Seta para a Direita 19" draw:style-name="gr25" draw:text-style-name="P15" draw:layer="layout" svg:width="4.105cm" svg:height="0.764cm" svg:x="0.84cm" svg:y="3.502cm">
          <text:p text:style-name="P14"><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name="Explosion: 14 Points 38" draw:style-name="gr26" draw:text-style-name="P15" draw:layer="layout" svg:width="4.507cm" svg:height="1.726cm" svg:x="0.915cm" svg:y="16.795cm">
          <text:p text:style-name="P14"><text:span text:style-name="T9">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Oval 39" draw:style-name="gr27" draw:text-style-name="P15" draw:layer="layout" svg:width="1.375cm" svg:height="1.291cm" svg:x="0.789cm" svg:y="13.697cm">
          <text:p text:style-name="P14"><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0" draw:style-name="gr28" draw:text-style-name="P7" draw:layer="layout" svg:width="1.736cm" svg:height="2.113cm" svg:x="2.297cm" svg:y="13.139cm">
          <text:p text:style-name="P6"><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peech Bubble: Rectangle 41" draw:style-name="gr29" draw:text-style-name="P16" draw:layer="layout" svg:width="3.921cm" svg:height="0.794cm" svg:x="5.994cm" svg:y="3.457cm">
          <text:list text:style-name="L7">
            <text:list-item>
              <text:p text:style-name="P3"><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TextBox 42" draw:style-name="gr30" draw:text-style-name="P16" draw:layer="layout" svg:width="7.87cm" svg:height="2.623cm" svg:x="1.657cm" svg:y="5.047cm">
          <text:list text:style-name="L7">
            <text:list-item>
              <text:p text:style-name="P3"><text:span text:style-name="T13">A </text:span><text:span text:style-name="T14">slash</text:span><text:span text:style-name="T13"> </text:span></text:p>
            </text:list-item>
          </text:list>
          <text:list text:style-name="L8">
            <text:list-item>
              <text:list>
                <text:list-item>
                  <text:p text:style-name="P3"><text:span text:style-name="T13">followed </text:span></text:p>
                </text:list-item>
              </text:list>
            </text:list-item>
            <text:list-item>
              <text:p text:style-name="P3"><text:span text:style-name="T13">by </text:span></text:p>
              <text:list>
                <text:list-item>
                  <text:p text:style-name="P3"><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1" draw:text-style-name="P5" draw:layer="layout" svg:width="7.83cm" svg:height="3.426cm" svg:x="11.783cm" svg:y="2.859cm">
          <draw:image xlink:href="Pictures/10000001000002B900000131281861AD.png" xlink:type="simple" xlink:show="embed" xlink:actuate="onLoad" draw:mime-type="image/png">
            <text:p/>
          </draw:image>
        </draw:frame>
        <draw:g draw:name="Group 19" draw:style-name="gr1">
          <draw:custom-shape draw:name="Retângulo 5" draw:style-name="gr32"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name="Group 26"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draw:style-name="gr1">
          <draw:custom-shape draw:name="Retângulo 5" draw:style-name="gr34"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960E53EC.png" xlink:type="simple" xlink:show="embed" xlink:actuate="onLoad" draw:mime-type="image/png"/>
          </draw:frame>
        </draw:g>
        <draw:g draw:name="Group 33" draw:style-name="gr1">
          <draw:custom-shape draw:name="CaixaDeTexto 17" draw:style-name="gr35"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name="Texto Explicativo 1 23" draw:style-name="gr36" draw:text-style-name="P18" draw:layer="layout" svg:width="4.628cm" svg:height="1.218cm" svg:x="0.914cm" svg:y="15.288cm">
          <text:list text:style-name="L10">
            <text:list-item>
              <text:p text:style-name="P17"><text:span text:style-name="T15">every key-frame</text:span></text:p>
            </text:list-item>
            <text:list-item>
              <text:p text:style-name="P17"><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name="Conector Angulado 25" draw:style-name="gr37" draw:text-style-name="P5" draw:layer="layout" draw:line-skew="2.567cm" svg:x1="11.486cm" svg:y1="9.773cm" svg:x2="16.895cm" svg:y2="12.725cm" svg:d="M11486 9773h5272v2952h137" svg:viewBox="0 0 5410 2953">
          <text:p/>
        </draw:connector>
        <draw:custom-shape draw:name="Retângulo 20" draw:style-name="gr38" draw:text-style-name="P19"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peech Bubble: Rectangle 43" draw:style-name="gr39" draw:text-style-name="P16" draw:layer="layout" svg:width="2.685cm" svg:height="1.217cm" svg:x="25.323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Speech Bubble: Rectangle 45" draw:style-name="gr40" draw:text-style-name="P12" draw:layer="layout" svg:width="1.125cm" svg:height="0.679cm" svg:x="23.401cm" svg:y="3.759cm">
          <text:p text:style-name="P6"><text:span text:style-name="T1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name="Speech Bubble: Rectangle 46" draw:style-name="gr41" draw:text-style-name="P16" draw:layer="layout" svg:width="2.685cm" svg:height="1.217cm" svg:x="28.681cm" svg:y="3.211cm">
          <text:list text:style-name="L10">
            <text:list-item>
              <text:p text:style-name="P3"><text:span text:style-name="T16">download </text:span></text:p>
            </text:list-item>
          </text:list>
          <text:list text:style-name="L11">
            <text:list-item>
              <text:list>
                <text:list-item>
                  <text:p text:style-name="P3"><text:span text:style-name="T1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name="Group 3"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7" draw:layer="layout" svg:width="2.056cm" svg:height="0.759cm" svg:x="5.523cm" svg:y="10.48cm">
            <text:p text:style-name="P6"><text:span text:style-name="T18"><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7" draw:layer="layout" svg:width="1.371cm" svg:height="0.589cm" svg:x="1.176cm" svg:y="12.719cm">
            <text:p text:style-name="P6"><text:span text:style-name="T1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2</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7</meta:editing-cycles>
    <meta:creation-date>2019-03-25T09:18:39</meta:creation-date>
    <dc:date>2025-04-08T14:00:34.061400400</dc:date>
    <meta:editing-duration>P47DT3H26M36S</meta:editing-duration>
    <meta:generator>LibreOffice/25.2.2.2$Windows_X86_64 LibreOffice_project/7370d4be9e3cf6031a51beef54ff3bda878e3fac</meta:generator>
    <meta:document-statistic meta:object-count="351"/>
    <meta:user-defined meta:name="AppVersion">16.0000</meta:user-defined>
    <meta:user-defined meta:name="PresentationFormat">Widescreen</meta:user-defined>
    <meta:user-defined meta:name="Slides" meta:value-type="float">5</meta:user-defined>
  </office:meta>
</office:document-meta>
</file>